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9ebf47" draw:textarea-horizontal-align="center" draw:textarea-vertical-align="top"/>
    </style:style>
    <style:style style:name="gr2" style:family="graphic" style:parent-style-name="standard">
      <style:graphic-properties draw:fill-color="#cccc00" draw:textarea-horizontal-align="justify" draw:textarea-vertical-align="top" draw:auto-grow-height="fals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-color="#cccc00" draw:textarea-horizontal-align="justify" draw:textarea-vertical-align="top" draw:auto-grow-height="false" fo:padding-top="-0.17cm"/>
    </style:style>
    <style:style style:name="gr5" style:family="graphic" style:parent-style-name="standard">
      <style:graphic-properties draw:fill-color="#e6e64c" draw:textarea-horizontal-align="center" draw:textarea-vertical-align="top" draw:auto-grow-height="false"/>
    </style:style>
    <style:style style:name="gr6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13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 draw:auto-grow-height="false" fo:min-height="0.749cm" fo:min-width="0.499cm" fo:padding-left="1.75cm" fo:padding-right="0.25cm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padding-left="1.85cm" fo:padding-right="0.25cm"/>
    </style:style>
    <style:style style:name="gr17" style:family="graphic" style:parent-style-name="standard">
      <style:graphic-properties draw:fill="none" draw:textarea-horizontal-align="center" draw:textarea-vertical-align="middle" draw:auto-grow-height="false" fo:min-height="0.749cm" fo:min-width="0.499cm" fo:padding-left="2.45cm" fo:padding-right="0.25cm"/>
    </style:style>
    <style:style style:name="gr18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fill-color="#dddddd" draw:textarea-horizontal-align="justify" draw:textarea-vertical-align="top" draw:auto-grow-height="false" fo:padding-top="-1.27cm"/>
    </style:style>
    <style:style style:name="gr22" style:family="graphic" style:parent-style-name="standard">
      <style:graphic-properties draw:fill-color="#9ebf47" draw:textarea-horizontal-align="center" draw:textarea-vertical-align="middle"/>
    </style:style>
    <style:style style:name="gr23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0.5pt" style:font-size-asian="10.5pt" style:font-size-complex="10.5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0.5pt" style:font-size-asian="10.5pt" style:font-size-complex="10.5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10.5pt" style:font-size-asian="10.5pt" style:font-size-complex="10.5pt"/>
    </style:style>
    <style:style style:name="P14" style:family="paragraph">
      <style:paragraph-properties fo:margin-left="0cm" fo:margin-right="0cm" fo:text-indent="0cm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 fo:margin-left="0cm" fo:margin-right="0cm" fo:text-indent="0c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6" style:family="paragraph"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8" style:family="paragraph">
      <style:paragraph-properties fo:margin-left="0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8" draw:layer="layout" svg:width="15cm" svg:height="5.5cm" svg:x="1cm" svg:y="7cm">
          <draw:glue-point draw:id="4" svg:x="-5cm" svg:y="-5cm"/>
          <draw:glue-point draw:id="5" svg:x="5cm" svg:y="-5cm"/>
          <text:p text:style-name="P1"><text:span text:style-name="T1">Module</text:span><text:tab/>mymod</text:p>
        </draw:rect>
        <draw:custom-shape draw:style-name="gr2" draw:text-style-name="P2" draw:layer="layout" svg:width="14.5cm" svg:height="2cm" svg:x="1.2cm" svg:y="8.2cm">
          <text:p text:style-name="P1"><text:span text:style-name="T2">trunk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9.5cm" svg:x2="15.5cm" svg:y2="9.5cm" draw:start-shape="id1" draw:start-glue-point="3" draw:end-shape="id2" draw:end-glue-point="1" svg:d="m3500 9500h12000">
          <text:p text:style-name="P7"/>
        </draw:connector>
        <draw:custom-shape draw:style-name="gr4" draw:text-style-name="P2" draw:layer="layout" svg:width="6cm" svg:height="2cm" svg:x="7.5cm" svg:y="10.2cm">
          <text:p text:style-name="P1"><text:span text:style-name="T2">branch</text:span></text:p>
          <draw:enhanced-geometry svg:viewBox="0 0 21600 21600" draw:glue-points="?f6 10800 10800 21600 ?f5 10800 10800 0" draw:text-areas="?f3 ?f3 ?f4 ?f4" draw:type="trapezoid" draw:modifiers="3001.89968338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id="id4" draw:layer="layout" svg:width="15.5cm" svg:height="15cm" svg:x="1cm" svg:y="13.7cm">
          <draw:glue-point draw:id="4" svg:x="-5cm" svg:y="-5cm"/>
          <draw:glue-point draw:id="5" svg:x="3.62cm" svg:y="-5cm"/>
          <text:p text:style-name="P1"><text:span text:style-name="T3">Revision</text:span><text:span text:style-name="T3"><text:tab/></text:span><text:span text:style-name="T4">2.3.0</text:span></text:p>
          <draw:enhanced-geometry svg:viewBox="0 0 21600 21600" draw:mirror-horizontal="false" draw:mirror-vertical="false" draw:text-areas="0 0 21600 21600" draw:type="chevron" draw:modifiers="18538.97005721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2cm" svg:height="1cm" svg:x="1.5cm" svg:y="9cm">
          <text:p text:style-name="P5"><text:span text:style-name="T2">2.3b1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1" draw:layer="layout" svg:width="2cm" svg:height="1cm" svg:x="3.5cm" svg:y="9cm">
          <text:p text:style-name="P5"><text:span text:style-name="T2">2.3b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3" draw:layer="layout" svg:width="2cm" svg:height="1cm" svg:x="5.5cm" svg:y="9cm">
          <draw:glue-point draw:id="4" svg:x="-5cm" svg:y="5cm"/>
          <draw:glue-point draw:id="5" svg:x="5cm" svg:y="0cm"/>
          <draw:glue-point draw:id="6" svg:x="-5cm" svg:y="-5cm"/>
          <text:p text:style-name="P1"><text:span text:style-name="T2">2.3.0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14" draw:layer="layout" svg:width="2cm" svg:height="1cm" svg:x="7.5cm" svg:y="9cm">
          <text:p text:style-name="P5"><text:span text:style-name="T2">2.3.1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2cm" svg:height="1cm" svg:x="9.5cm" svg:y="9cm">
          <text:p text:style-name="P5"><text:span text:style-name="T2">2.3.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2" draw:id="id8" draw:layer="layout" svg:width="4.5cm" svg:height="1cm" svg:x="7cm" svg:y="21.2cm">
          <text:p text:style-name="P1"><text:span text:style-name="T2">mymod-tools-2.3.0.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id="id11" draw:layer="layout" svg:width="4.5cm" svg:height="1cm" svg:x="7cm" svg:y="23.7cm">
          <text:p text:style-name="P1"><text:span text:style-name="T2">mymod-2.3.0-doc.tar.gz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4.5cm" svg:height="1cm" svg:x="7cm" svg:y="24.7cm">
          <text:p text:style-name="P1"><text:span text:style-name="T2">mymod-2.3.0-doc.zi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4.5cm" svg:height="1cm" svg:x="7cm" svg:y="27.2cm">
          <text:p text:style-name="P1"><text:span text:style-name="T2">mymod-2.3.0-src.zi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id="id13" draw:layer="layout" svg:width="4.5cm" svg:height="1cm" svg:x="7cm" svg:y="20.2cm">
          <text:p text:style-name="P1"><text:span text:style-name="T2">mymod-impl-2.3.0.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8" draw:layer="layout" svg:width="0.913cm" svg:height="0.662cm" svg:x="11.487cm" svg:y="19.2cm">
          <draw:text-box>
            <text:p text:style-name="P7"><text:span text:style-name="T2">jar</text:span></text:p>
          </draw:text-box>
        </draw:frame>
        <draw:frame draw:style-name="gr8" draw:text-style-name="P8" draw:layer="layout" svg:width="0.913cm" svg:height="0.662cm" svg:x="11.487cm" svg:y="20.2cm">
          <draw:text-box>
            <text:p text:style-name="P7"><text:span text:style-name="T2">jar</text:span></text:p>
          </draw:text-box>
        </draw:frame>
        <draw:frame draw:style-name="gr8" draw:text-style-name="P8" draw:layer="layout" svg:width="0.913cm" svg:height="0.662cm" svg:x="11.487cm" svg:y="21.2cm">
          <draw:text-box>
            <text:p text:style-name="P7"><text:span text:style-name="T2">jar</text:span></text:p>
          </draw:text-box>
        </draw:frame>
        <draw:frame draw:style-name="gr8" draw:text-style-name="P8" draw:layer="layout" svg:width="1.391cm" svg:height="0.662cm" svg:x="11.487cm" svg:y="23.7cm">
          <draw:text-box>
            <text:p text:style-name="P7"><text:span text:style-name="T2">tar.gz</text:span></text:p>
          </draw:text-box>
        </draw:frame>
        <draw:frame draw:style-name="gr9" draw:text-style-name="P9" draw:layer="layout" svg:width="1.413cm" svg:height="0.662cm" svg:x="11.487cm" svg:y="24.7cm">
          <draw:text-box>
            <text:p text:style-name="P7"><text:span text:style-name="T2">zip</text:span></text:p>
          </draw:text-box>
        </draw:frame>
        <draw:frame draw:style-name="gr8" draw:text-style-name="P8" draw:layer="layout" svg:width="1.391cm" svg:height="0.662cm" svg:x="11.487cm" svg:y="26.2cm">
          <draw:text-box>
            <text:p text:style-name="P7"><text:span text:style-name="T2">tar.gz</text:span></text:p>
          </draw:text-box>
        </draw:frame>
        <draw:frame draw:style-name="gr8" draw:text-style-name="P8" draw:layer="layout" svg:width="0.887cm" svg:height="0.662cm" svg:x="11.487cm" svg:y="22.7cm">
          <draw:text-box>
            <text:p text:style-name="P7"><text:span text:style-name="T2">txt</text:span></text:p>
          </draw:text-box>
        </draw:frame>
        <draw:frame draw:style-name="gr9" draw:text-style-name="P9" draw:layer="layout" svg:width="1.413cm" svg:height="0.662cm" svg:x="11.487cm" svg:y="27.2cm">
          <draw:text-box>
            <text:p text:style-name="P7"><text:span text:style-name="T2">zip</text:span></text:p>
          </draw:text-box>
        </draw:frame>
        <draw:frame draw:style-name="gr10" draw:text-style-name="P10" draw:layer="layout" svg:width="11cm" svg:height="0.738cm" svg:x="3.4cm" svg:y="18.2cm">
          <draw:text-box>
            <text:p text:style-name="P7"><text:span text:style-name="T5">Configuration</text:span><text:span text:style-name="T5"><text:tab/></text:span><text:span text:style-name="T5">Artifact</text:span><text:span text:style-name="T5"><text:tab/></text:span><text:span text:style-name="T5"> <text:s text:c="3"/>Extension <text:s text:c="2"/>Type</text:span></text:p>
          </draw:text-box>
        </draw:frame>
        <draw:connector draw:style-name="gr11" draw:text-style-name="P3" draw:layer="layout" draw:type="line" svg:x1="5.5cm" svg:y1="10cm" svg:x2="1cm" svg:y2="13.7cm" draw:start-shape="id3" draw:start-glue-point="4" draw:end-shape="id4" draw:end-glue-point="4" svg:d="m5500 10000-4500 3700">
          <text:p text:style-name="P7"/>
        </draw:connector>
        <draw:custom-shape draw:style-name="gr12" draw:text-style-name="P11" draw:layer="layout" svg:width="2cm" svg:height="1.5cm" svg:x="7.2cm" svg:y="15.2cm">
          <text:p text:style-name="P1"><text:span text:style-name="T2">ivy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0" draw:layer="layout" svg:width="4.5cm" svg:height="0.738cm" svg:x="2.4cm" svg:y="15.5cm">
          <draw:text-box>
            <text:p text:style-name="P7"><text:span text:style-name="T5">Module Descriptor</text:span></text:p>
          </draw:text-box>
        </draw:frame>
        <draw:connector draw:style-name="gr13" draw:text-style-name="P3" draw:layer="layout" svg:x1="5.5cm" svg:y1="19.7cm" svg:x2="7cm" svg:y2="19.824cm" draw:start-shape="id5" draw:start-glue-point="1" draw:end-shape="id6" draw:end-glue-point="6" svg:d="m5500 19700h751v124h749">
          <text:p text:style-name="P7"/>
        </draw:connector>
        <draw:connector draw:style-name="gr13" draw:text-style-name="P3" draw:layer="layout" draw:line-skew="-0.251cm" svg:x1="5.5cm" svg:y1="21.5cm" svg:x2="7cm" svg:y2="21.824cm" draw:start-shape="id7" draw:start-glue-point="1" draw:end-shape="id8" draw:end-glue-point="6" svg:d="m5500 21500h500v324h1000">
          <text:p text:style-name="P7"/>
        </draw:connector>
        <draw:connector draw:style-name="gr14" draw:text-style-name="P3" draw:layer="layout" draw:type="line" svg:x1="4.75cm" svg:y1="21cm" svg:x2="4.75cm" svg:y2="20.2cm" draw:start-shape="id7" draw:start-glue-point="0" draw:end-shape="id5" draw:end-glue-point="2" svg:d="m4750 21000v-800">
          <text:p text:style-name="P7"/>
        </draw:connector>
        <draw:connector draw:style-name="gr13" draw:text-style-name="P3" draw:layer="layout" draw:line-skew="-0.251cm" svg:x1="5.5cm" svg:y1="25cm" svg:x2="7cm" svg:y2="23.324cm" draw:start-shape="id9" draw:end-shape="id10" draw:end-glue-point="6" svg:d="m5500 25000h500v-1676h1000">
          <text:p text:style-name="P7"/>
        </draw:connector>
        <draw:connector draw:style-name="gr13" draw:text-style-name="P3" draw:layer="layout" draw:line-skew="-0.251cm" svg:x1="5.5cm" svg:y1="25cm" svg:x2="7cm" svg:y2="24.324cm" draw:start-shape="id9" draw:start-glue-point="1" draw:end-shape="id11" draw:end-glue-point="6" svg:d="m5500 25000h500v-676h1000">
          <text:p text:style-name="P7"/>
        </draw:connector>
        <draw:connector draw:style-name="gr13" draw:text-style-name="P3" draw:layer="layout" draw:line-skew="-0.251cm" svg:x1="5.5cm" svg:y1="25cm" svg:x2="7cm" svg:y2="26.824cm" draw:start-shape="id9" draw:start-glue-point="1" draw:end-shape="id12" draw:end-glue-point="6" svg:d="m5500 25000h500v1824h1000">
          <text:p text:style-name="P7"/>
        </draw:connector>
        <draw:custom-shape draw:style-name="gr7" draw:text-style-name="P2" draw:id="id6" draw:layer="layout" svg:width="4.5cm" svg:height="1cm" svg:x="7cm" svg:y="19.2cm">
          <text:p text:style-name="P1"><text:span text:style-name="T2">mymod-api-2</text:span><text:span text:style-name="T6">.3.0.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2" draw:layer="layout" svg:width="0.5cm" svg:height="3cm" svg:x="12.7cm" svg:y="19.2cm">
          <text:p text:style-name="P12"><text:span text:style-name="T2">ja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13" draw:layer="layout" svg:width="0.5cm" svg:height="3cm" svg:x="12.7cm" svg:y="22.7cm">
          <text:p text:style-name="P12"><text:span text:style-name="T2">doc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7" draw:text-style-name="P13" draw:layer="layout" svg:width="0.5cm" svg:height="2cm" svg:x="12.7cm" svg:y="26.2cm">
          <text:p text:style-name="P12"><text:span text:style-name="T2">source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8" draw:text-style-name="P2" draw:id="id5" draw:layer="layout" svg:width="1.5cm" svg:height="1cm" svg:x="4cm" svg:y="19.2cm">
          <text:p text:style-name="P1"><text:span text:style-name="T2">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id="id7" draw:layer="layout" svg:width="1.5cm" svg:height="1cm" svg:x="4cm" svg:y="21cm">
          <text:p text:style-name="P1"><text:span text:style-name="T2">im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id="id9" draw:layer="layout" svg:width="1.5cm" svg:height="1cm" svg:x="4cm" svg:y="24.5cm">
          <text:p text:style-name="P1"><text:span text:style-name="T2">dev-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2cm" svg:height="0.674cm" svg:x="7.2cm" svg:y="16.9cm">
          <draw:text-box>
            <text:p text:style-name="P7"><text:span text:style-name="T7">Ivy File</text:span></text:p>
          </draw:text-box>
        </draw:frame>
        <draw:custom-shape draw:style-name="gr12" draw:text-style-name="P11" draw:layer="layout" svg:width="2cm" svg:height="1.5cm" svg:x="10.5cm" svg:y="15.2cm">
          <text:p text:style-name="P1"><text:span text:style-name="T2">po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4" draw:layer="layout" svg:width="2.9cm" svg:height="0.674cm" svg:x="10.2cm" svg:y="16.9cm">
          <draw:text-box>
            <text:p text:style-name="P7"><text:span text:style-name="T7">Maven POM</text:span></text:p>
          </draw:text-box>
        </draw:frame>
        <draw:frame draw:style-name="gr10" draw:text-style-name="P15" draw:layer="layout" svg:width="1.2cm" svg:height="0.662cm" svg:x="9.4cm" svg:y="15.526cm">
          <draw:text-box>
            <text:p text:style-name="P7"><text:span text:style-name="T8">or</text:span></text:p>
          </draw:text-box>
        </draw:frame>
        <draw:connector draw:style-name="gr13" draw:text-style-name="P3" draw:layer="layout" draw:line-skew="-0.251cm" svg:x1="5.5cm" svg:y1="21.5cm" svg:x2="7cm" svg:y2="20.824cm" draw:start-shape="id7" draw:start-glue-point="1" draw:end-shape="id13" draw:end-glue-point="6" svg:d="m5500 21500h500v-676h1000">
          <text:p text:style-name="P7"/>
        </draw:connector>
        <draw:custom-shape draw:style-name="gr6" draw:text-style-name="P6" draw:id="id15" draw:layer="layout" svg:width="2cm" svg:height="1cm" svg:x="8.5cm" svg:y="11cm">
          <text:p text:style-name="P5"><text:span text:style-name="T2">2.3.1*1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2cm" svg:height="1cm" svg:x="11.5cm" svg:y="9cm">
          <text:p text:style-name="P5"><text:span text:style-name="T2">2.3.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type="line" svg:x1="6.5cm" svg:y1="10cm" svg:x2="8.75cm" svg:y2="13.7cm" draw:start-shape="id3" draw:start-glue-point="2" draw:end-shape="id4" svg:d="m6500 10000 2250 3700">
          <text:p text:style-name="P7"/>
        </draw:connector>
        <draw:custom-shape draw:style-name="gr6" draw:text-style-name="P2" draw:id="id2" draw:layer="layout" svg:width="2cm" svg:height="1cm" svg:x="13.5cm" svg:y="9cm">
          <text:p text:style-name="P5"><text:span text:style-name="T2">2.4.0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8.5cm" svg:y1="10cm" svg:x2="9.5cm" svg:y2="11cm" draw:start-shape="id14" draw:start-glue-point="2" draw:end-shape="id15" draw:end-glue-point="0" svg:d="m8500 10000 1000 1000">
          <text:p text:style-name="P7"/>
        </draw:connector>
        <draw:connector draw:style-name="gr19" draw:text-style-name="P3" draw:id="id17" draw:layer="layout" draw:type="line" svg:x1="10.5cm" svg:y1="11.5cm" svg:x2="10.5cm" svg:y2="11.5cm" draw:start-shape="id16" draw:start-glue-point="3" draw:end-shape="id16" svg:d="m10500 11500">
          <text:p text:style-name="P7"/>
        </draw:connector>
        <draw:connector draw:style-name="gr3" draw:text-style-name="P3" draw:layer="layout" draw:type="line" svg:x1="10.5cm" svg:y1="11.5cm" svg:x2="12.5cm" svg:y2="11.5cm" draw:start-shape="id17" draw:start-glue-point="0" draw:end-shape="id16" draw:end-glue-point="1" svg:d="m10500 11500h2000">
          <text:p text:style-name="P7"/>
        </draw:connector>
        <draw:custom-shape draw:style-name="gr6" draw:text-style-name="P6" draw:id="id16" draw:layer="layout" svg:width="2cm" svg:height="1cm" svg:x="10.5cm" svg:y="11cm">
          <text:p text:style-name="P5"><text:span text:style-name="T2">2.3.1*2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2" draw:id="id12" draw:layer="layout" svg:width="4.5cm" svg:height="1cm" svg:x="7cm" svg:y="26.2cm">
          <text:p text:style-name="P1"><text:span text:style-name="T2">mymod-2.3.0-src.tar.gz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id="id10" draw:layer="layout" svg:width="4.5cm" svg:height="1cm" svg:x="7cm" svg:y="22.7cm">
          <text:p text:style-name="P1"><text:span text:style-name="T2">README.tx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0" draw:text-style-name="P3" draw:layer="layout" svg:width="0.5cm" svg:height="0.5cm" svg:x="1.75cm" svg:y="1.5cm">
            <text:p text:style-name="P7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line draw:style-name="gr19" draw:text-style-name="P3" draw:layer="layout" svg:x1="2cm" svg:y1="2cm" svg:x2="2cm" svg:y2="2.75cm">
            <text:p text:style-name="P7"/>
          </draw:line>
          <draw:line draw:style-name="gr19" draw:text-style-name="P3" draw:layer="layout" svg:x1="1.5cm" svg:y1="2.25cm" svg:x2="2.5cm" svg:y2="2.25cm">
            <text:p text:style-name="P7"/>
          </draw:line>
          <draw:line draw:style-name="gr19" draw:text-style-name="P3" draw:layer="layout" svg:x1="2cm" svg:y1="2.75cm" svg:x2="1.5cm" svg:y2="3.5cm">
            <text:p text:style-name="P7"/>
          </draw:line>
          <draw:line draw:style-name="gr19" draw:text-style-name="P3" draw:layer="layout" svg:x1="2.5cm" svg:y1="3.5cm" svg:x2="2cm" svg:y2="2.75cm">
            <text:p text:style-name="P7"/>
          </draw:line>
        </draw:g>
        <draw:g>
          <draw:custom-shape draw:style-name="gr20" draw:text-style-name="P3" draw:layer="layout" svg:width="0.5cm" svg:height="0.5cm" svg:x="3.25cm" svg:y="1.5cm">
            <text:p text:style-name="P7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line draw:style-name="gr19" draw:text-style-name="P3" draw:layer="layout" svg:x1="3.5cm" svg:y1="2cm" svg:x2="3.5cm" svg:y2="2.75cm">
            <text:p text:style-name="P7"/>
          </draw:line>
          <draw:line draw:style-name="gr19" draw:text-style-name="P3" draw:layer="layout" svg:x1="3cm" svg:y1="2.25cm" svg:x2="4cm" svg:y2="2.25cm">
            <text:p text:style-name="P7"/>
          </draw:line>
          <draw:line draw:style-name="gr19" draw:text-style-name="P3" draw:layer="layout" svg:x1="3.5cm" svg:y1="2.75cm" svg:x2="3cm" svg:y2="3.5cm">
            <text:p text:style-name="P7"/>
          </draw:line>
          <draw:line draw:style-name="gr19" draw:text-style-name="P3" draw:layer="layout" svg:x1="4cm" svg:y1="3.5cm" svg:x2="3.5cm" svg:y2="2.75cm">
            <text:p text:style-name="P7"/>
          </draw:line>
        </draw:g>
        <draw:g draw:id="id20">
          <draw:custom-shape draw:style-name="gr20" draw:text-style-name="P3" draw:layer="layout" svg:width="0.5cm" svg:height="0.5cm" svg:x="4.75cm" svg:y="1.5cm">
            <text:p text:style-name="P7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line draw:style-name="gr19" draw:text-style-name="P3" draw:layer="layout" svg:x1="5cm" svg:y1="2cm" svg:x2="5cm" svg:y2="2.75cm">
            <text:p text:style-name="P7"/>
          </draw:line>
          <draw:line draw:style-name="gr19" draw:text-style-name="P3" draw:layer="layout" svg:x1="4.5cm" svg:y1="2.25cm" svg:x2="5.5cm" svg:y2="2.25cm">
            <text:p text:style-name="P7"/>
          </draw:line>
          <draw:line draw:style-name="gr19" draw:text-style-name="P3" draw:layer="layout" svg:x1="5cm" svg:y1="2.75cm" svg:x2="4.5cm" svg:y2="3.5cm">
            <text:p text:style-name="P7"/>
          </draw:line>
          <draw:line draw:style-name="gr19" draw:text-style-name="P3" draw:layer="layout" svg:x1="5.5cm" svg:y1="3.5cm" svg:x2="5cm" svg:y2="2.75cm">
            <text:p text:style-name="P7"/>
          </draw:line>
        </draw:g>
        <draw:frame draw:style-name="gr8" draw:text-style-name="P16" draw:layer="layout" svg:width="4.866cm" svg:height="0.738cm" svg:x="1cm" svg:y="3.762cm">
          <draw:text-box>
            <text:p text:style-name="P7"><text:span text:style-name="T9">Organisation</text:span><text:span text:style-name="T10"> <text:s/>myteam</text:span></text:p>
          </draw:text-box>
        </draw:frame>
        <draw:custom-shape draw:style-name="gr21" draw:text-style-name="P18" draw:layer="layout" svg:width="8.5cm" svg:height="5cm" svg:x="8cm" svg:y="1.2cm">
          <text:p text:style-name="P17"><text:span text:style-name="T11">Repo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2" draw:text-style-name="P20" draw:id="id19" draw:layer="layout" svg:width="3.5cm" svg:height="0.5cm" svg:x="8.5cm" svg:y="5cm">
          <draw:glue-point draw:id="4" svg:x="-5cm" svg:y="5cm"/>
          <draw:glue-point draw:id="5" svg:x="5cm" svg:y="5cm"/>
          <text:p text:style-name="P19"><text:span text:style-name="T12">/myteam/mymod</text:span></text:p>
        </draw:rect>
        <draw:connector draw:style-name="gr11" draw:text-style-name="P3" draw:layer="layout" draw:type="line" svg:x1="16cm" svg:y1="7cm" svg:x2="12cm" svg:y2="5.5cm" draw:start-shape="id18" draw:start-glue-point="5" draw:end-shape="id19" draw:end-glue-point="5" svg:d="m16000 7000-4000-1500">
          <text:p text:style-name="P7"/>
        </draw:connector>
        <draw:rect draw:style-name="gr22" draw:text-style-name="P20" draw:id="id21" draw:layer="layout" svg:width="3.5cm" svg:height="0.5cm" svg:x="8.5cm" svg:y="4.5cm">
          <text:p text:style-name="P19"><text:span text:style-name="T12">/myteam/common</text:span></text:p>
        </draw:rect>
        <draw:rect draw:style-name="gr22" draw:text-style-name="P20" draw:layer="layout" svg:width="3.5cm" svg:height="1cm" svg:x="8.5cm" svg:y="3cm">
          <text:p text:style-name="P19"><text:span text:style-name="T12">/com.example/...</text:span></text:p>
        </draw:rect>
        <draw:rect draw:style-name="gr22" draw:text-style-name="P20" draw:layer="layout" svg:width="3.5cm" svg:height="2cm" svg:x="12.5cm" svg:y="3cm">
          <text:p text:style-name="P19"><text:span text:style-name="T12">/org.apache/...</text:span></text:p>
        </draw:rect>
        <draw:connector draw:style-name="gr23" draw:text-style-name="P3" draw:layer="layout" draw:type="curve" svg:x1="8.5cm" svg:y1="5.25cm" svg:x2="5.5cm" svg:y2="2.5cm" draw:start-shape="id19" draw:start-glue-point="3" draw:end-shape="id20" draw:end-glue-point="1" svg:d="m8500 5250c-2250 0-750-2750-3000-2750">
          <text:p text:style-name="P7"/>
        </draw:connector>
        <draw:connector draw:style-name="gr23" draw:text-style-name="P3" draw:layer="layout" draw:type="curve" svg:x1="8.5cm" svg:y1="4.75cm" svg:x2="5.5cm" svg:y2="2.5cm" draw:start-shape="id21" draw:start-glue-point="3" draw:end-shape="id20" draw:end-glue-point="1" svg:d="m8500 4750c-2250 0-750-2250-3000-2250">
          <text:p text:style-name="P7"/>
        </draw:connector>
        <draw:connector draw:style-name="gr11" draw:text-style-name="P3" draw:layer="layout" draw:type="line" svg:x1="1cm" svg:y1="7cm" svg:x2="8.5cm" svg:y2="5.5cm" draw:start-shape="id18" draw:start-glue-point="4" draw:end-shape="id19" draw:end-glue-point="4" svg:d="m1000 7000 7500-1500">
          <text:p text:style-name="P7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Sakari Maaranen</meta:initial-creator>
    <meta:creation-date>2008-06-22T00:09:22</meta:creation-date>
    <dc:creator>Sakari Maaranen</dc:creator>
    <dc:date>2008-07-02T00:10:31</dc:date>
    <meta:editing-cycles>21</meta:editing-cycles>
    <meta:editing-duration>PT6H8M1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